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Ola Prime</text:p>
          </table:table-cell>
          <table:table-cell office:value-type="string" calcext:value-type="string">
            <text:p>TFS Nano</text:p>
          </table:table-cell>
          <table:table-cell office:value-type="string" calcext:value-type="string">
            <text:p>TFS Hatchback</text:p>
          </table:table-cell>
          <table:table-cell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Meru Flexi</text:p>
          </table:table-cell>
          <table:table-cell office:value-type="string" calcext:value-type="string">
            <text:p>UberGO</text:p>
          </table:table-cell>
          <table:table-cell office:value-type="string" calcext:value-type="string">
            <text:p>UberGO Fixed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  <table:table-cell office:value-type="string" calcext:value-type="string">
            <text:p>Uber Black</text:p>
          </table:table-cell>
          <table:table-cell office:value-type="string" calcext:value-type="string">
            <text:p>Uber Black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1.9; 25; 25+([.A2]-1.9)*13)" office:value-type="float" office:value="25" calcext:value-type="float">
            <text:p>25</text:p>
          </table:table-cell>
          <table:table-cell table:formula="of:=IF([.A2]&lt;=4; 80; 80+([.A2]-4)*10) + IF([.A2]*3&lt;5; 0; (([.A2]*3)-5)*1)" office:value-type="float" office:value="80" calcext:value-type="float">
            <text:p>80</text:p>
          </table:table-cell>
          <table:table-cell table:formula="of:=IF([.A2]&lt;=4; 100; 100+([.A2]-4)*13) + IF([.A2]*3&lt;5; 0; (([.A2]*3)-5)*1)" office:value-type="float" office:value="100" calcext:value-type="float">
            <text:p>100</text:p>
          </table:table-cell>
          <table:table-cell table:formula="of:=IF([.A2]&lt;=5; 200; 200+([.A2]-5)*18) + ([.A2]*3*2)" office:value-type="float" office:value="206" calcext:value-type="float">
            <text:p>206</text:p>
          </table:table-cell>
          <table:table-cell table:formula="of:=IF([.A2]&lt;=2; 25; 25+([.A2]-2)*10)" office:value-type="float" office:value="25" calcext:value-type="float">
            <text:p>25</text:p>
          </table:table-cell>
          <table:table-cell table:formula="of:=IF([.A2]&lt;=4; 49; 49+([.A2]-4)*14)" office:value-type="float" office:value="49" calcext:value-type="float">
            <text:p>49</text:p>
          </table:table-cell>
          <table:table-cell table:formula="of:=IF([.A2]&lt;=4; 49; 49+([.A2]-4)*16)" office:value-type="float" office:value="49" calcext:value-type="float">
            <text:p>49</text:p>
          </table:table-cell>
          <table:table-cell table:formula="of:=IF([.A2]&lt;=4; 80; 80+([.A2]-4)*19.5)" office:value-type="float" office:value="80" calcext:value-type="float">
            <text:p>80</text:p>
          </table:table-cell>
          <table:table-cell table:formula="of:=IF([.A2]&lt;=8; 200; 200+([.A2]-8)*19.5)" office:value-type="float" office:value="200" calcext:value-type="float">
            <text:p>200</text:p>
          </table:table-cell>
          <table:table-cell table:formula="of:=SUM(25+([.A2]-1)*7+1*3*[.A2])" office:value-type="float" office:value="28" calcext:value-type="float">
            <text:p>28</text:p>
          </table:table-cell>
          <table:table-cell table:formula="of:=IF([.K2]&lt;=50; 50; [.K2])" office:value-type="float" office:value="50" calcext:value-type="float">
            <text:p>50</text:p>
          </table:table-cell>
          <table:table-cell table:formula="of:=SUM(40+([.A2]-1)*8+1*3*[.A2])" office:value-type="float" office:value="43" calcext:value-type="float">
            <text:p>43</text:p>
          </table:table-cell>
          <table:table-cell table:formula="of:=IF([.M2]&lt;=75; 75; [.M2])" office:value-type="float" office:value="75" calcext:value-type="float">
            <text:p>75</text:p>
          </table:table-cell>
          <table:table-cell table:formula="of:=SUM(100+[.A2]*17+6*[.A2])" office:value-type="float" office:value="123" calcext:value-type="float">
            <text:p>123</text:p>
          </table:table-cell>
          <table:table-cell table:formula="of:=IF([.O2]&lt;=150; 150; [.O2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1.9; 25; 25+([.A3]-1.9)*13)" office:value-type="float" office:value="26.3" calcext:value-type="float">
            <text:p>26.3</text:p>
          </table:table-cell>
          <table:table-cell table:formula="of:=IF([.A3]&lt;=4; 80; 80+([.A3]-4)*10) + IF([.A3]*3&lt;5; 0; (([.A3]*3)-5)*1)" office:value-type="float" office:value="81" calcext:value-type="float">
            <text:p>81</text:p>
          </table:table-cell>
          <table:table-cell table:formula="of:=IF([.A3]&lt;=4; 100; 100+([.A3]-4)*13) + IF([.A3]*3&lt;5; 0; (([.A3]*3)-5)*1)" office:value-type="float" office:value="101" calcext:value-type="float">
            <text:p>101</text:p>
          </table:table-cell>
          <table:table-cell table:formula="of:=IF([.A3]&lt;=5; 200; 200+([.A3]-5)*18) + ([.A3]*3*2)" office:value-type="float" office:value="212" calcext:value-type="float">
            <text:p>212</text:p>
          </table:table-cell>
          <table:table-cell table:formula="of:=IF([.A3]&lt;=2; 25; 25+([.A3]-2)*10)" office:value-type="float" office:value="25" calcext:value-type="float">
            <text:p>25</text:p>
          </table:table-cell>
          <table:table-cell table:formula="of:=IF([.A3]&lt;=4; 49; 49+([.A3]-4)*14)" office:value-type="float" office:value="49" calcext:value-type="float">
            <text:p>49</text:p>
          </table:table-cell>
          <table:table-cell table:formula="of:=IF([.A3]&lt;=4; 49; 49+([.A3]-4)*16)" office:value-type="float" office:value="49" calcext:value-type="float">
            <text:p>49</text:p>
          </table:table-cell>
          <table:table-cell table:formula="of:=IF([.A3]&lt;=4; 80; 80+([.A3]-4)*19.5)" office:value-type="float" office:value="80" calcext:value-type="float">
            <text:p>80</text:p>
          </table:table-cell>
          <table:table-cell table:formula="of:=IF([.A3]&lt;=8; 200; 200+([.A3]-8)*19.5)" office:value-type="float" office:value="200" calcext:value-type="float">
            <text:p>200</text:p>
          </table:table-cell>
          <table:table-cell table:formula="of:=SUM(25+([.A3]-1)*7+1*3*[.A3])" office:value-type="float" office:value="38" calcext:value-type="float">
            <text:p>38</text:p>
          </table:table-cell>
          <table:table-cell table:formula="of:=IF([.K3]&lt;=50; 50; [.K3])" office:value-type="float" office:value="50" calcext:value-type="float">
            <text:p>50</text:p>
          </table:table-cell>
          <table:table-cell table:formula="of:=SUM(40+([.A3]-1)*8+1*3*[.A3])" office:value-type="float" office:value="54" calcext:value-type="float">
            <text:p>54</text:p>
          </table:table-cell>
          <table:table-cell table:formula="of:=IF([.M3]&lt;=75; 75; [.M3])" office:value-type="float" office:value="75" calcext:value-type="float">
            <text:p>75</text:p>
          </table:table-cell>
          <table:table-cell table:formula="of:=SUM(100+[.A3]*17+6*[.A3])" office:value-type="float" office:value="146" calcext:value-type="float">
            <text:p>146</text:p>
          </table:table-cell>
          <table:table-cell table:formula="of:=IF([.O3]&lt;=150; 150; [.O3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1.9; 25; 25+([.A4]-1.9)*13)" office:value-type="float" office:value="39.3" calcext:value-type="float">
            <text:p>39.3</text:p>
          </table:table-cell>
          <table:table-cell table:formula="of:=IF([.A4]&lt;=4; 80; 80+([.A4]-4)*10) + IF([.A4]*3&lt;5; 0; (([.A4]*3)-5)*1)" office:value-type="float" office:value="84" calcext:value-type="float">
            <text:p>84</text:p>
          </table:table-cell>
          <table:table-cell table:formula="of:=IF([.A4]&lt;=4; 100; 100+([.A4]-4)*13) + IF([.A4]*3&lt;5; 0; (([.A4]*3)-5)*1)" office:value-type="float" office:value="104" calcext:value-type="float">
            <text:p>104</text:p>
          </table:table-cell>
          <table:table-cell table:formula="of:=IF([.A4]&lt;=5; 200; 200+([.A4]-5)*18) + ([.A4]*3*2)" office:value-type="float" office:value="218" calcext:value-type="float">
            <text:p>218</text:p>
          </table:table-cell>
          <table:table-cell table:formula="of:=IF([.A4]&lt;=2; 25; 25+([.A4]-2)*10)" office:value-type="float" office:value="35" calcext:value-type="float">
            <text:p>35</text:p>
          </table:table-cell>
          <table:table-cell table:formula="of:=IF([.A4]&lt;=4; 49; 49+([.A4]-4)*14)" office:value-type="float" office:value="49" calcext:value-type="float">
            <text:p>49</text:p>
          </table:table-cell>
          <table:table-cell table:formula="of:=IF([.A4]&lt;=4; 49; 49+([.A4]-4)*16)" office:value-type="float" office:value="49" calcext:value-type="float">
            <text:p>49</text:p>
          </table:table-cell>
          <table:table-cell table:formula="of:=IF([.A4]&lt;=4; 80; 80+([.A4]-4)*19.5)" office:value-type="float" office:value="80" calcext:value-type="float">
            <text:p>80</text:p>
          </table:table-cell>
          <table:table-cell table:formula="of:=IF([.A4]&lt;=8; 200; 200+([.A4]-8)*19.5)" office:value-type="float" office:value="200" calcext:value-type="float">
            <text:p>200</text:p>
          </table:table-cell>
          <table:table-cell table:formula="of:=SUM(25+([.A4]-1)*7+1*3*[.A4])" office:value-type="float" office:value="48" calcext:value-type="float">
            <text:p>48</text:p>
          </table:table-cell>
          <table:table-cell table:formula="of:=IF([.K4]&lt;=50; 50; [.K4])" office:value-type="float" office:value="50" calcext:value-type="float">
            <text:p>50</text:p>
          </table:table-cell>
          <table:table-cell table:formula="of:=SUM(40+([.A4]-1)*8+1*3*[.A4])" office:value-type="float" office:value="65" calcext:value-type="float">
            <text:p>65</text:p>
          </table:table-cell>
          <table:table-cell table:formula="of:=IF([.M4]&lt;=75; 75; [.M4])" office:value-type="float" office:value="75" calcext:value-type="float">
            <text:p>75</text:p>
          </table:table-cell>
          <table:table-cell table:formula="of:=SUM(100+[.A4]*17+6*[.A4])" office:value-type="float" office:value="169" calcext:value-type="float">
            <text:p>169</text:p>
          </table:table-cell>
          <table:table-cell table:formula="of:=IF([.O4]&lt;=150; 150; [.O4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1.9; 25; 25+([.A5]-1.9)*13)" office:value-type="float" office:value="52.3" calcext:value-type="float">
            <text:p>52.3</text:p>
          </table:table-cell>
          <table:table-cell table:formula="of:=IF([.A5]&lt;=4; 80; 80+([.A5]-4)*10) + IF([.A5]*3&lt;5; 0; (([.A5]*3)-5)*1)" office:value-type="float" office:value="87" calcext:value-type="float">
            <text:p>87</text:p>
          </table:table-cell>
          <table:table-cell table:formula="of:=IF([.A5]&lt;=4; 100; 100+([.A5]-4)*13) + IF([.A5]*3&lt;5; 0; (([.A5]*3)-5)*1)" office:value-type="float" office:value="107" calcext:value-type="float">
            <text:p>107</text:p>
          </table:table-cell>
          <table:table-cell table:formula="of:=IF([.A5]&lt;=5; 200; 200+([.A5]-5)*18) + ([.A5]*3*2)" office:value-type="float" office:value="224" calcext:value-type="float">
            <text:p>224</text:p>
          </table:table-cell>
          <table:table-cell table:formula="of:=IF([.A5]&lt;=2; 25; 25+([.A5]-2)*10)" office:value-type="float" office:value="45" calcext:value-type="float">
            <text:p>45</text:p>
          </table:table-cell>
          <table:table-cell table:formula="of:=IF([.A5]&lt;=4; 49; 49+([.A5]-4)*14)" office:value-type="float" office:value="49" calcext:value-type="float">
            <text:p>49</text:p>
          </table:table-cell>
          <table:table-cell table:formula="of:=IF([.A5]&lt;=4; 49; 49+([.A5]-4)*16)" office:value-type="float" office:value="49" calcext:value-type="float">
            <text:p>49</text:p>
          </table:table-cell>
          <table:table-cell table:formula="of:=IF([.A5]&lt;=4; 80; 80+([.A5]-4)*19.5)" office:value-type="float" office:value="80" calcext:value-type="float">
            <text:p>80</text:p>
          </table:table-cell>
          <table:table-cell table:formula="of:=IF([.A5]&lt;=8; 200; 200+([.A5]-8)*19.5)" office:value-type="float" office:value="200" calcext:value-type="float">
            <text:p>200</text:p>
          </table:table-cell>
          <table:table-cell table:formula="of:=SUM(25+([.A5]-1)*7+1*3*[.A5])" office:value-type="float" office:value="58" calcext:value-type="float">
            <text:p>58</text:p>
          </table:table-cell>
          <table:table-cell table:formula="of:=IF([.K5]&lt;=50; 50; [.K5])" office:value-type="float" office:value="58" calcext:value-type="float">
            <text:p>58</text:p>
          </table:table-cell>
          <table:table-cell table:formula="of:=SUM(40+([.A5]-1)*8+1*3*[.A5])" office:value-type="float" office:value="76" calcext:value-type="float">
            <text:p>76</text:p>
          </table:table-cell>
          <table:table-cell table:formula="of:=IF([.M5]&lt;=75; 75; [.M5])" office:value-type="float" office:value="76" calcext:value-type="float">
            <text:p>76</text:p>
          </table:table-cell>
          <table:table-cell table:formula="of:=SUM(100+[.A5]*17+6*[.A5])" office:value-type="float" office:value="192" calcext:value-type="float">
            <text:p>192</text:p>
          </table:table-cell>
          <table:table-cell table:formula="of:=IF([.O5]&lt;=150; 150; [.O5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1.9; 25; 25+([.A6]-1.9)*13)" office:value-type="float" office:value="65.3" calcext:value-type="float">
            <text:p>65.3</text:p>
          </table:table-cell>
          <table:table-cell table:formula="of:=IF([.A6]&lt;=4; 80; 80+([.A6]-4)*10) + IF([.A6]*3&lt;5; 0; (([.A6]*3)-5)*1)" office:value-type="float" office:value="100" calcext:value-type="float">
            <text:p>100</text:p>
          </table:table-cell>
          <table:table-cell table:formula="of:=IF([.A6]&lt;=4; 100; 100+([.A6]-4)*13) + IF([.A6]*3&lt;5; 0; (([.A6]*3)-5)*1)" office:value-type="float" office:value="123" calcext:value-type="float">
            <text:p>123</text:p>
          </table:table-cell>
          <table:table-cell table:formula="of:=IF([.A6]&lt;=5; 200; 200+([.A6]-5)*18) + ([.A6]*3*2)" office:value-type="float" office:value="230" calcext:value-type="float">
            <text:p>230</text:p>
          </table:table-cell>
          <table:table-cell table:formula="of:=IF([.A6]&lt;=2; 25; 25+([.A6]-2)*10)" office:value-type="float" office:value="55" calcext:value-type="float">
            <text:p>55</text:p>
          </table:table-cell>
          <table:table-cell table:formula="of:=IF([.A6]&lt;=4; 49; 49+([.A6]-4)*14)" office:value-type="float" office:value="63" calcext:value-type="float">
            <text:p>63</text:p>
          </table:table-cell>
          <table:table-cell table:formula="of:=IF([.A6]&lt;=4; 49; 49+([.A6]-4)*16)" office:value-type="float" office:value="65" calcext:value-type="float">
            <text:p>65</text:p>
          </table:table-cell>
          <table:table-cell table:formula="of:=IF([.A6]&lt;=4; 80; 80+([.A6]-4)*19.5)" office:value-type="float" office:value="99.5" calcext:value-type="float">
            <text:p>99.5</text:p>
          </table:table-cell>
          <table:table-cell table:formula="of:=IF([.A6]&lt;=8; 200; 200+([.A6]-8)*19.5)" office:value-type="float" office:value="200" calcext:value-type="float">
            <text:p>200</text:p>
          </table:table-cell>
          <table:table-cell table:formula="of:=SUM(25+([.A6]-1)*7+1*3*[.A6])" office:value-type="float" office:value="68" calcext:value-type="float">
            <text:p>68</text:p>
          </table:table-cell>
          <table:table-cell table:formula="of:=IF([.K6]&lt;=50; 50; [.K6])" office:value-type="float" office:value="68" calcext:value-type="float">
            <text:p>68</text:p>
          </table:table-cell>
          <table:table-cell table:formula="of:=SUM(40+([.A6]-1)*8+1*3*[.A6])" office:value-type="float" office:value="87" calcext:value-type="float">
            <text:p>87</text:p>
          </table:table-cell>
          <table:table-cell table:formula="of:=IF([.M6]&lt;=75; 75; [.M6])" office:value-type="float" office:value="87" calcext:value-type="float">
            <text:p>87</text:p>
          </table:table-cell>
          <table:table-cell table:formula="of:=SUM(100+[.A6]*17+6*[.A6])" office:value-type="float" office:value="215" calcext:value-type="float">
            <text:p>215</text:p>
          </table:table-cell>
          <table:table-cell table:formula="of:=IF([.O6]&lt;=150; 150; [.O6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1.9; 25; 25+([.A7]-1.9)*13)" office:value-type="float" office:value="78.3" calcext:value-type="float">
            <text:p>78.3</text:p>
          </table:table-cell>
          <table:table-cell table:formula="of:=IF([.A7]&lt;=4; 80; 80+([.A7]-4)*10) + IF([.A7]*3&lt;5; 0; (([.A7]*3)-5)*1)" office:value-type="float" office:value="113" calcext:value-type="float">
            <text:p>113</text:p>
          </table:table-cell>
          <table:table-cell table:formula="of:=IF([.A7]&lt;=4; 100; 100+([.A7]-4)*13) + IF([.A7]*3&lt;5; 0; (([.A7]*3)-5)*1)" office:value-type="float" office:value="139" calcext:value-type="float">
            <text:p>139</text:p>
          </table:table-cell>
          <table:table-cell table:formula="of:=IF([.A7]&lt;=5; 200; 200+([.A7]-5)*18) + ([.A7]*3*2)" office:value-type="float" office:value="254" calcext:value-type="float">
            <text:p>254</text:p>
          </table:table-cell>
          <table:table-cell table:formula="of:=IF([.A7]&lt;=2; 25; 25+([.A7]-2)*10)" office:value-type="float" office:value="65" calcext:value-type="float">
            <text:p>65</text:p>
          </table:table-cell>
          <table:table-cell table:formula="of:=IF([.A7]&lt;=4; 49; 49+([.A7]-4)*14)" office:value-type="float" office:value="77" calcext:value-type="float">
            <text:p>77</text:p>
          </table:table-cell>
          <table:table-cell table:formula="of:=IF([.A7]&lt;=4; 49; 49+([.A7]-4)*16)" office:value-type="float" office:value="81" calcext:value-type="float">
            <text:p>81</text:p>
          </table:table-cell>
          <table:table-cell table:formula="of:=IF([.A7]&lt;=4; 80; 80+([.A7]-4)*19.5)" office:value-type="float" office:value="119" calcext:value-type="float">
            <text:p>119</text:p>
          </table:table-cell>
          <table:table-cell table:formula="of:=IF([.A7]&lt;=8; 200; 200+([.A7]-8)*19.5)" office:value-type="float" office:value="200" calcext:value-type="float">
            <text:p>200</text:p>
          </table:table-cell>
          <table:table-cell table:formula="of:=SUM(25+([.A7]-1)*7+1*3*[.A7])" office:value-type="float" office:value="78" calcext:value-type="float">
            <text:p>78</text:p>
          </table:table-cell>
          <table:table-cell table:formula="of:=IF([.K7]&lt;=50; 50; [.K7])" office:value-type="float" office:value="78" calcext:value-type="float">
            <text:p>78</text:p>
          </table:table-cell>
          <table:table-cell table:formula="of:=SUM(40+([.A7]-1)*8+1*3*[.A7])" office:value-type="float" office:value="98" calcext:value-type="float">
            <text:p>98</text:p>
          </table:table-cell>
          <table:table-cell table:formula="of:=IF([.M7]&lt;=75; 75; [.M7])" office:value-type="float" office:value="98" calcext:value-type="float">
            <text:p>98</text:p>
          </table:table-cell>
          <table:table-cell table:formula="of:=SUM(100+[.A7]*17+6*[.A7])" office:value-type="float" office:value="238" calcext:value-type="float">
            <text:p>238</text:p>
          </table:table-cell>
          <table:table-cell table:formula="of:=IF([.O7]&lt;=150; 150; [.O7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1.9; 25; 25+([.A8]-1.9)*13)" office:value-type="float" office:value="91.3" calcext:value-type="float">
            <text:p>91.3</text:p>
          </table:table-cell>
          <table:table-cell table:formula="of:=IF([.A8]&lt;=4; 80; 80+([.A8]-4)*10) + IF([.A8]*3&lt;5; 0; (([.A8]*3)-5)*1)" office:value-type="float" office:value="126" calcext:value-type="float">
            <text:p>126</text:p>
          </table:table-cell>
          <table:table-cell table:formula="of:=IF([.A8]&lt;=4; 100; 100+([.A8]-4)*13) + IF([.A8]*3&lt;5; 0; (([.A8]*3)-5)*1)" office:value-type="float" office:value="155" calcext:value-type="float">
            <text:p>155</text:p>
          </table:table-cell>
          <table:table-cell table:formula="of:=IF([.A8]&lt;=5; 200; 200+([.A8]-5)*18) + ([.A8]*3*2)" office:value-type="float" office:value="278" calcext:value-type="float">
            <text:p>278</text:p>
          </table:table-cell>
          <table:table-cell table:formula="of:=IF([.A8]&lt;=2; 25; 25+([.A8]-2)*10)" office:value-type="float" office:value="75" calcext:value-type="float">
            <text:p>75</text:p>
          </table:table-cell>
          <table:table-cell table:formula="of:=IF([.A8]&lt;=4; 49; 49+([.A8]-4)*14)" office:value-type="float" office:value="91" calcext:value-type="float">
            <text:p>91</text:p>
          </table:table-cell>
          <table:table-cell table:formula="of:=IF([.A8]&lt;=4; 49; 49+([.A8]-4)*16)" office:value-type="float" office:value="97" calcext:value-type="float">
            <text:p>97</text:p>
          </table:table-cell>
          <table:table-cell table:formula="of:=IF([.A8]&lt;=4; 80; 80+([.A8]-4)*19.5)" office:value-type="float" office:value="138.5" calcext:value-type="float">
            <text:p>138.5</text:p>
          </table:table-cell>
          <table:table-cell table:formula="of:=IF([.A8]&lt;=8; 200; 200+([.A8]-8)*19.5)" office:value-type="float" office:value="200" calcext:value-type="float">
            <text:p>200</text:p>
          </table:table-cell>
          <table:table-cell table:formula="of:=SUM(25+([.A8]-1)*7+1*3*[.A8])" office:value-type="float" office:value="88" calcext:value-type="float">
            <text:p>88</text:p>
          </table:table-cell>
          <table:table-cell table:formula="of:=IF([.K8]&lt;=50; 50; [.K8])" office:value-type="float" office:value="88" calcext:value-type="float">
            <text:p>88</text:p>
          </table:table-cell>
          <table:table-cell table:formula="of:=SUM(40+([.A8]-1)*8+1*3*[.A8])" office:value-type="float" office:value="109" calcext:value-type="float">
            <text:p>109</text:p>
          </table:table-cell>
          <table:table-cell table:formula="of:=IF([.M8]&lt;=75; 75; [.M8])" office:value-type="float" office:value="109" calcext:value-type="float">
            <text:p>109</text:p>
          </table:table-cell>
          <table:table-cell table:formula="of:=SUM(100+[.A8]*17+6*[.A8])" office:value-type="float" office:value="261" calcext:value-type="float">
            <text:p>261</text:p>
          </table:table-cell>
          <table:table-cell table:formula="of:=IF([.O8]&lt;=150; 150; [.O8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1.9; 25; 25+([.A9]-1.9)*13)" office:value-type="float" office:value="104.3" calcext:value-type="float">
            <text:p>104.3</text:p>
          </table:table-cell>
          <table:table-cell table:formula="of:=IF([.A9]&lt;=4; 80; 80+([.A9]-4)*10) + IF([.A9]*3&lt;5; 0; (([.A9]*3)-5)*1)" office:value-type="float" office:value="139" calcext:value-type="float">
            <text:p>139</text:p>
          </table:table-cell>
          <table:table-cell table:formula="of:=IF([.A9]&lt;=4; 100; 100+([.A9]-4)*13) + IF([.A9]*3&lt;5; 0; (([.A9]*3)-5)*1)" office:value-type="float" office:value="171" calcext:value-type="float">
            <text:p>171</text:p>
          </table:table-cell>
          <table:table-cell table:formula="of:=IF([.A9]&lt;=5; 200; 200+([.A9]-5)*18) + ([.A9]*3*2)" office:value-type="float" office:value="302" calcext:value-type="float">
            <text:p>302</text:p>
          </table:table-cell>
          <table:table-cell table:formula="of:=IF([.A9]&lt;=2; 25; 25+([.A9]-2)*10)" office:value-type="float" office:value="85" calcext:value-type="float">
            <text:p>85</text:p>
          </table:table-cell>
          <table:table-cell table:formula="of:=IF([.A9]&lt;=4; 49; 49+([.A9]-4)*14)" office:value-type="float" office:value="105" calcext:value-type="float">
            <text:p>105</text:p>
          </table:table-cell>
          <table:table-cell table:formula="of:=IF([.A9]&lt;=4; 49; 49+([.A9]-4)*16)" office:value-type="float" office:value="113" calcext:value-type="float">
            <text:p>113</text:p>
          </table:table-cell>
          <table:table-cell table:formula="of:=IF([.A9]&lt;=4; 80; 80+([.A9]-4)*19.5)" office:value-type="float" office:value="158" calcext:value-type="float">
            <text:p>158</text:p>
          </table:table-cell>
          <table:table-cell table:formula="of:=IF([.A9]&lt;=8; 200; 200+([.A9]-8)*19.5)" office:value-type="float" office:value="200" calcext:value-type="float">
            <text:p>200</text:p>
          </table:table-cell>
          <table:table-cell table:formula="of:=SUM(25+([.A9]-1)*7+1*3*[.A9])" office:value-type="float" office:value="98" calcext:value-type="float">
            <text:p>98</text:p>
          </table:table-cell>
          <table:table-cell table:formula="of:=IF([.K9]&lt;=50; 50; [.K9])" office:value-type="float" office:value="98" calcext:value-type="float">
            <text:p>98</text:p>
          </table:table-cell>
          <table:table-cell table:formula="of:=SUM(40+([.A9]-1)*8+1*3*[.A9])" office:value-type="float" office:value="120" calcext:value-type="float">
            <text:p>120</text:p>
          </table:table-cell>
          <table:table-cell table:formula="of:=IF([.M9]&lt;=75; 75; [.M9])" office:value-type="float" office:value="120" calcext:value-type="float">
            <text:p>120</text:p>
          </table:table-cell>
          <table:table-cell table:formula="of:=SUM(100+[.A9]*17+6*[.A9])" office:value-type="float" office:value="284" calcext:value-type="float">
            <text:p>284</text:p>
          </table:table-cell>
          <table:table-cell table:formula="of:=IF([.O9]&lt;=150; 150; [.O9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1.9; 25; 25+([.A10]-1.9)*13)" office:value-type="float" office:value="117.3" calcext:value-type="float">
            <text:p>117.3</text:p>
          </table:table-cell>
          <table:table-cell table:formula="of:=IF([.A10]&lt;=4; 80; 80+([.A10]-4)*10) + IF([.A10]*3&lt;5; 0; (([.A10]*3)-5)*1)" office:value-type="float" office:value="152" calcext:value-type="float">
            <text:p>152</text:p>
          </table:table-cell>
          <table:table-cell table:formula="of:=IF([.A10]&lt;=4; 100; 100+([.A10]-4)*13) + IF([.A10]*3&lt;5; 0; (([.A10]*3)-5)*1)" office:value-type="float" office:value="187" calcext:value-type="float">
            <text:p>187</text:p>
          </table:table-cell>
          <table:table-cell table:formula="of:=IF([.A10]&lt;=5; 200; 200+([.A10]-5)*18) + ([.A10]*3*2)" office:value-type="float" office:value="326" calcext:value-type="float">
            <text:p>326</text:p>
          </table:table-cell>
          <table:table-cell table:formula="of:=IF([.A10]&lt;=2; 25; 25+([.A10]-2)*10)" office:value-type="float" office:value="95" calcext:value-type="float">
            <text:p>95</text:p>
          </table:table-cell>
          <table:table-cell table:formula="of:=IF([.A10]&lt;=4; 49; 49+([.A10]-4)*14)" office:value-type="float" office:value="119" calcext:value-type="float">
            <text:p>119</text:p>
          </table:table-cell>
          <table:table-cell table:formula="of:=IF([.A10]&lt;=4; 49; 49+([.A10]-4)*16)" office:value-type="float" office:value="129" calcext:value-type="float">
            <text:p>129</text:p>
          </table:table-cell>
          <table:table-cell table:formula="of:=IF([.A10]&lt;=4; 80; 80+([.A10]-4)*19.5)" office:value-type="float" office:value="177.5" calcext:value-type="float">
            <text:p>177.5</text:p>
          </table:table-cell>
          <table:table-cell table:formula="of:=IF([.A10]&lt;=8; 200; 200+([.A10]-8)*19.5)" office:value-type="float" office:value="219.5" calcext:value-type="float">
            <text:p>219.5</text:p>
          </table:table-cell>
          <table:table-cell table:formula="of:=SUM(25+([.A10]-1)*7+1*3*[.A10])" office:value-type="float" office:value="108" calcext:value-type="float">
            <text:p>108</text:p>
          </table:table-cell>
          <table:table-cell table:formula="of:=IF([.K10]&lt;=50; 50; [.K10])" office:value-type="float" office:value="108" calcext:value-type="float">
            <text:p>108</text:p>
          </table:table-cell>
          <table:table-cell table:formula="of:=SUM(40+([.A10]-1)*8+1*3*[.A10])" office:value-type="float" office:value="131" calcext:value-type="float">
            <text:p>131</text:p>
          </table:table-cell>
          <table:table-cell table:formula="of:=IF([.M10]&lt;=75; 75; [.M10])" office:value-type="float" office:value="131" calcext:value-type="float">
            <text:p>131</text:p>
          </table:table-cell>
          <table:table-cell table:formula="of:=SUM(100+[.A10]*17+6*[.A10])" office:value-type="float" office:value="307" calcext:value-type="float">
            <text:p>307</text:p>
          </table:table-cell>
          <table:table-cell table:formula="of:=IF([.O10]&lt;=150; 150; [.O10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1.9; 25; 25+([.A11]-1.9)*13)" office:value-type="float" office:value="130.3" calcext:value-type="float">
            <text:p>130.3</text:p>
          </table:table-cell>
          <table:table-cell table:formula="of:=IF([.A11]&lt;=4; 80; 80+([.A11]-4)*10) + IF([.A11]*3&lt;5; 0; (([.A11]*3)-5)*1)" office:value-type="float" office:value="165" calcext:value-type="float">
            <text:p>165</text:p>
          </table:table-cell>
          <table:table-cell table:formula="of:=IF([.A11]&lt;=4; 100; 100+([.A11]-4)*13) + IF([.A11]*3&lt;5; 0; (([.A11]*3)-5)*1)" office:value-type="float" office:value="203" calcext:value-type="float">
            <text:p>203</text:p>
          </table:table-cell>
          <table:table-cell table:formula="of:=IF([.A11]&lt;=5; 200; 200+([.A11]-5)*18) + ([.A11]*3*2)" office:value-type="float" office:value="350" calcext:value-type="float">
            <text:p>350</text:p>
          </table:table-cell>
          <table:table-cell table:formula="of:=IF([.A11]&lt;=2; 25; 25+([.A11]-2)*10)" office:value-type="float" office:value="105" calcext:value-type="float">
            <text:p>105</text:p>
          </table:table-cell>
          <table:table-cell table:formula="of:=IF([.A11]&lt;=4; 49; 49+([.A11]-4)*14)" office:value-type="float" office:value="133" calcext:value-type="float">
            <text:p>133</text:p>
          </table:table-cell>
          <table:table-cell table:formula="of:=IF([.A11]&lt;=4; 49; 49+([.A11]-4)*16)" office:value-type="float" office:value="145" calcext:value-type="float">
            <text:p>145</text:p>
          </table:table-cell>
          <table:table-cell table:formula="of:=IF([.A11]&lt;=4; 80; 80+([.A11]-4)*19.5)" office:value-type="float" office:value="197" calcext:value-type="float">
            <text:p>197</text:p>
          </table:table-cell>
          <table:table-cell table:formula="of:=IF([.A11]&lt;=8; 200; 200+([.A11]-8)*19.5)" office:value-type="float" office:value="239" calcext:value-type="float">
            <text:p>239</text:p>
          </table:table-cell>
          <table:table-cell table:formula="of:=SUM(25+([.A11]-1)*7+1*3*[.A11])" office:value-type="float" office:value="118" calcext:value-type="float">
            <text:p>118</text:p>
          </table:table-cell>
          <table:table-cell table:formula="of:=IF([.K11]&lt;=50; 50; [.K11])" office:value-type="float" office:value="118" calcext:value-type="float">
            <text:p>118</text:p>
          </table:table-cell>
          <table:table-cell table:formula="of:=SUM(40+([.A11]-1)*8+1*3*[.A11])" office:value-type="float" office:value="142" calcext:value-type="float">
            <text:p>142</text:p>
          </table:table-cell>
          <table:table-cell table:formula="of:=IF([.M11]&lt;=75; 75; [.M11])" office:value-type="float" office:value="142" calcext:value-type="float">
            <text:p>142</text:p>
          </table:table-cell>
          <table:table-cell table:formula="of:=SUM(100+[.A11]*17+6*[.A11])" office:value-type="float" office:value="330" calcext:value-type="float">
            <text:p>330</text:p>
          </table:table-cell>
          <table:table-cell table:formula="of:=IF([.O11]&lt;=150; 150; [.O11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1.9; 25; 25+([.A12]-1.9)*13)" office:value-type="float" office:value="143.3" calcext:value-type="float">
            <text:p>143.3</text:p>
          </table:table-cell>
          <table:table-cell table:formula="of:=IF([.A12]&lt;=4; 80; 80+([.A12]-4)*10) + IF([.A12]*3&lt;5; 0; (([.A12]*3)-5)*1)" office:value-type="float" office:value="178" calcext:value-type="float">
            <text:p>178</text:p>
          </table:table-cell>
          <table:table-cell table:formula="of:=IF([.A12]&lt;=4; 100; 100+([.A12]-4)*13) + IF([.A12]*3&lt;5; 0; (([.A12]*3)-5)*1)" office:value-type="float" office:value="219" calcext:value-type="float">
            <text:p>219</text:p>
          </table:table-cell>
          <table:table-cell table:formula="of:=IF([.A12]&lt;=5; 200; 200+([.A12]-5)*18) + ([.A12]*3*2)" office:value-type="float" office:value="374" calcext:value-type="float">
            <text:p>374</text:p>
          </table:table-cell>
          <table:table-cell table:formula="of:=IF([.A12]&lt;=2; 25; 25+([.A12]-2)*10)" office:value-type="float" office:value="115" calcext:value-type="float">
            <text:p>115</text:p>
          </table:table-cell>
          <table:table-cell table:formula="of:=IF([.A12]&lt;=4; 49; 49+([.A12]-4)*14)" office:value-type="float" office:value="147" calcext:value-type="float">
            <text:p>147</text:p>
          </table:table-cell>
          <table:table-cell table:formula="of:=IF([.A12]&lt;=4; 49; 49+([.A12]-4)*16)" office:value-type="float" office:value="161" calcext:value-type="float">
            <text:p>161</text:p>
          </table:table-cell>
          <table:table-cell table:formula="of:=IF([.A12]&lt;=4; 80; 80+([.A12]-4)*19.5)" office:value-type="float" office:value="216.5" calcext:value-type="float">
            <text:p>216.5</text:p>
          </table:table-cell>
          <table:table-cell table:formula="of:=IF([.A12]&lt;=8; 200; 200+([.A12]-8)*19.5)" office:value-type="float" office:value="258.5" calcext:value-type="float">
            <text:p>258.5</text:p>
          </table:table-cell>
          <table:table-cell table:formula="of:=SUM(25+([.A12]-1)*7+1*3*[.A12])" office:value-type="float" office:value="128" calcext:value-type="float">
            <text:p>128</text:p>
          </table:table-cell>
          <table:table-cell table:formula="of:=IF([.K12]&lt;=50; 50; [.K12])" office:value-type="float" office:value="128" calcext:value-type="float">
            <text:p>128</text:p>
          </table:table-cell>
          <table:table-cell table:formula="of:=SUM(40+([.A12]-1)*8+1*3*[.A12])" office:value-type="float" office:value="153" calcext:value-type="float">
            <text:p>153</text:p>
          </table:table-cell>
          <table:table-cell table:formula="of:=IF([.M12]&lt;=75; 75; [.M12])" office:value-type="float" office:value="153" calcext:value-type="float">
            <text:p>153</text:p>
          </table:table-cell>
          <table:table-cell table:formula="of:=SUM(100+[.A12]*17+6*[.A12])" office:value-type="float" office:value="353" calcext:value-type="float">
            <text:p>353</text:p>
          </table:table-cell>
          <table:table-cell table:formula="of:=IF([.O12]&lt;=150; 150; [.O12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1.9; 25; 25+([.A13]-1.9)*13)" office:value-type="float" office:value="156.3" calcext:value-type="float">
            <text:p>156.3</text:p>
          </table:table-cell>
          <table:table-cell table:formula="of:=IF([.A13]&lt;=4; 80; 80+([.A13]-4)*10) + IF([.A13]*3&lt;5; 0; (([.A13]*3)-5)*1)" office:value-type="float" office:value="191" calcext:value-type="float">
            <text:p>191</text:p>
          </table:table-cell>
          <table:table-cell table:formula="of:=IF([.A13]&lt;=4; 100; 100+([.A13]-4)*13) + IF([.A13]*3&lt;5; 0; (([.A13]*3)-5)*1)" office:value-type="float" office:value="235" calcext:value-type="float">
            <text:p>235</text:p>
          </table:table-cell>
          <table:table-cell table:formula="of:=IF([.A13]&lt;=5; 200; 200+([.A13]-5)*18) + ([.A13]*3*2)" office:value-type="float" office:value="398" calcext:value-type="float">
            <text:p>398</text:p>
          </table:table-cell>
          <table:table-cell table:formula="of:=IF([.A13]&lt;=2; 25; 25+([.A13]-2)*10)" office:value-type="float" office:value="125" calcext:value-type="float">
            <text:p>125</text:p>
          </table:table-cell>
          <table:table-cell table:formula="of:=IF([.A13]&lt;=4; 49; 49+([.A13]-4)*14)" office:value-type="float" office:value="161" calcext:value-type="float">
            <text:p>161</text:p>
          </table:table-cell>
          <table:table-cell table:formula="of:=IF([.A13]&lt;=4; 49; 49+([.A13]-4)*16)" office:value-type="float" office:value="177" calcext:value-type="float">
            <text:p>177</text:p>
          </table:table-cell>
          <table:table-cell table:formula="of:=IF([.A13]&lt;=4; 80; 80+([.A13]-4)*19.5)" office:value-type="float" office:value="236" calcext:value-type="float">
            <text:p>236</text:p>
          </table:table-cell>
          <table:table-cell table:formula="of:=IF([.A13]&lt;=8; 200; 200+([.A13]-8)*19.5)" office:value-type="float" office:value="278" calcext:value-type="float">
            <text:p>278</text:p>
          </table:table-cell>
          <table:table-cell table:formula="of:=SUM(25+([.A13]-1)*7+1*3*[.A13])" office:value-type="float" office:value="138" calcext:value-type="float">
            <text:p>138</text:p>
          </table:table-cell>
          <table:table-cell table:formula="of:=IF([.K13]&lt;=50; 50; [.K13])" office:value-type="float" office:value="138" calcext:value-type="float">
            <text:p>138</text:p>
          </table:table-cell>
          <table:table-cell table:formula="of:=SUM(40+([.A13]-1)*8+1*3*[.A13])" office:value-type="float" office:value="164" calcext:value-type="float">
            <text:p>164</text:p>
          </table:table-cell>
          <table:table-cell table:formula="of:=IF([.M13]&lt;=75; 75; [.M13])" office:value-type="float" office:value="164" calcext:value-type="float">
            <text:p>164</text:p>
          </table:table-cell>
          <table:table-cell table:formula="of:=SUM(100+[.A13]*17+6*[.A13])" office:value-type="float" office:value="376" calcext:value-type="float">
            <text:p>376</text:p>
          </table:table-cell>
          <table:table-cell table:formula="of:=IF([.O13]&lt;=150; 150; [.O13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1.9; 25; 25+([.A14]-1.9)*13)" office:value-type="float" office:value="169.3" calcext:value-type="float">
            <text:p>169.3</text:p>
          </table:table-cell>
          <table:table-cell table:formula="of:=IF([.A14]&lt;=4; 80; 80+([.A14]-4)*10) + IF([.A14]*3&lt;5; 0; (([.A14]*3)-5)*1)" office:value-type="float" office:value="204" calcext:value-type="float">
            <text:p>204</text:p>
          </table:table-cell>
          <table:table-cell table:formula="of:=IF([.A14]&lt;=4; 100; 100+([.A14]-4)*13) + IF([.A14]*3&lt;5; 0; (([.A14]*3)-5)*1)" office:value-type="float" office:value="251" calcext:value-type="float">
            <text:p>251</text:p>
          </table:table-cell>
          <table:table-cell table:formula="of:=IF([.A14]&lt;=5; 200; 200+([.A14]-5)*18) + ([.A14]*3*2)" office:value-type="float" office:value="422" calcext:value-type="float">
            <text:p>422</text:p>
          </table:table-cell>
          <table:table-cell table:formula="of:=IF([.A14]&lt;=2; 25; 25+([.A14]-2)*10)" office:value-type="float" office:value="135" calcext:value-type="float">
            <text:p>135</text:p>
          </table:table-cell>
          <table:table-cell table:formula="of:=IF([.A14]&lt;=4; 49; 49+([.A14]-4)*14)" office:value-type="float" office:value="175" calcext:value-type="float">
            <text:p>175</text:p>
          </table:table-cell>
          <table:table-cell table:formula="of:=IF([.A14]&lt;=4; 49; 49+([.A14]-4)*16)" office:value-type="float" office:value="193" calcext:value-type="float">
            <text:p>193</text:p>
          </table:table-cell>
          <table:table-cell table:formula="of:=IF([.A14]&lt;=4; 80; 80+([.A14]-4)*19.5)" office:value-type="float" office:value="255.5" calcext:value-type="float">
            <text:p>255.5</text:p>
          </table:table-cell>
          <table:table-cell table:formula="of:=IF([.A14]&lt;=8; 200; 200+([.A14]-8)*19.5)" office:value-type="float" office:value="297.5" calcext:value-type="float">
            <text:p>297.5</text:p>
          </table:table-cell>
          <table:table-cell table:formula="of:=SUM(25+([.A14]-1)*7+1*3*[.A14])" office:value-type="float" office:value="148" calcext:value-type="float">
            <text:p>148</text:p>
          </table:table-cell>
          <table:table-cell table:formula="of:=IF([.K14]&lt;=50; 50; [.K14])" office:value-type="float" office:value="148" calcext:value-type="float">
            <text:p>148</text:p>
          </table:table-cell>
          <table:table-cell table:formula="of:=SUM(40+([.A14]-1)*8+1*3*[.A14])" office:value-type="float" office:value="175" calcext:value-type="float">
            <text:p>175</text:p>
          </table:table-cell>
          <table:table-cell table:formula="of:=IF([.M14]&lt;=75; 75; [.M14])" office:value-type="float" office:value="175" calcext:value-type="float">
            <text:p>175</text:p>
          </table:table-cell>
          <table:table-cell table:formula="of:=SUM(100+[.A14]*17+6*[.A14])" office:value-type="float" office:value="399" calcext:value-type="float">
            <text:p>399</text:p>
          </table:table-cell>
          <table:table-cell table:formula="of:=IF([.O14]&lt;=150; 150; [.O14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1.9; 25; 25+([.A15]-1.9)*13)" office:value-type="float" office:value="182.3" calcext:value-type="float">
            <text:p>182.3</text:p>
          </table:table-cell>
          <table:table-cell table:formula="of:=IF([.A15]&lt;=4; 80; 80+([.A15]-4)*10) + IF([.A15]*3&lt;5; 0; (([.A15]*3)-5)*1)" office:value-type="float" office:value="217" calcext:value-type="float">
            <text:p>217</text:p>
          </table:table-cell>
          <table:table-cell table:formula="of:=IF([.A15]&lt;=4; 100; 100+([.A15]-4)*13) + IF([.A15]*3&lt;5; 0; (([.A15]*3)-5)*1)" office:value-type="float" office:value="267" calcext:value-type="float">
            <text:p>267</text:p>
          </table:table-cell>
          <table:table-cell table:formula="of:=IF([.A15]&lt;=5; 200; 200+([.A15]-5)*18) + ([.A15]*3*2)" office:value-type="float" office:value="446" calcext:value-type="float">
            <text:p>446</text:p>
          </table:table-cell>
          <table:table-cell table:formula="of:=IF([.A15]&lt;=2; 25; 25+([.A15]-2)*10)" office:value-type="float" office:value="145" calcext:value-type="float">
            <text:p>145</text:p>
          </table:table-cell>
          <table:table-cell table:formula="of:=IF([.A15]&lt;=4; 49; 49+([.A15]-4)*14)" office:value-type="float" office:value="189" calcext:value-type="float">
            <text:p>189</text:p>
          </table:table-cell>
          <table:table-cell table:formula="of:=IF([.A15]&lt;=4; 49; 49+([.A15]-4)*16)" office:value-type="float" office:value="209" calcext:value-type="float">
            <text:p>209</text:p>
          </table:table-cell>
          <table:table-cell table:formula="of:=IF([.A15]&lt;=4; 80; 80+([.A15]-4)*19.5)" office:value-type="float" office:value="275" calcext:value-type="float">
            <text:p>275</text:p>
          </table:table-cell>
          <table:table-cell table:formula="of:=IF([.A15]&lt;=8; 200; 200+([.A15]-8)*19.5)" office:value-type="float" office:value="317" calcext:value-type="float">
            <text:p>317</text:p>
          </table:table-cell>
          <table:table-cell table:formula="of:=SUM(25+([.A15]-1)*7+1*3*[.A15])" office:value-type="float" office:value="158" calcext:value-type="float">
            <text:p>158</text:p>
          </table:table-cell>
          <table:table-cell table:formula="of:=IF([.K15]&lt;=50; 50; [.K15])" office:value-type="float" office:value="158" calcext:value-type="float">
            <text:p>158</text:p>
          </table:table-cell>
          <table:table-cell table:formula="of:=SUM(40+([.A15]-1)*8+1*3*[.A15])" office:value-type="float" office:value="186" calcext:value-type="float">
            <text:p>186</text:p>
          </table:table-cell>
          <table:table-cell table:formula="of:=IF([.M15]&lt;=75; 75; [.M15])" office:value-type="float" office:value="186" calcext:value-type="float">
            <text:p>186</text:p>
          </table:table-cell>
          <table:table-cell table:formula="of:=SUM(100+[.A15]*17+6*[.A15])" office:value-type="float" office:value="422" calcext:value-type="float">
            <text:p>422</text:p>
          </table:table-cell>
          <table:table-cell table:formula="of:=IF([.O15]&lt;=150; 150; [.O15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1.9; 25; 25+([.A16]-1.9)*13)" office:value-type="float" office:value="195.3" calcext:value-type="float">
            <text:p>195.3</text:p>
          </table:table-cell>
          <table:table-cell table:formula="of:=IF([.A16]&lt;=4; 80; 80+([.A16]-4)*10) + IF([.A16]*3&lt;5; 0; (([.A16]*3)-5)*1)" office:value-type="float" office:value="230" calcext:value-type="float">
            <text:p>230</text:p>
          </table:table-cell>
          <table:table-cell table:formula="of:=IF([.A16]&lt;=4; 100; 100+([.A16]-4)*13) + IF([.A16]*3&lt;5; 0; (([.A16]*3)-5)*1)" office:value-type="float" office:value="283" calcext:value-type="float">
            <text:p>283</text:p>
          </table:table-cell>
          <table:table-cell table:formula="of:=IF([.A16]&lt;=5; 200; 200+([.A16]-5)*18) + ([.A16]*3*2)" office:value-type="float" office:value="470" calcext:value-type="float">
            <text:p>470</text:p>
          </table:table-cell>
          <table:table-cell table:formula="of:=IF([.A16]&lt;=2; 25; 25+([.A16]-2)*10)" office:value-type="float" office:value="155" calcext:value-type="float">
            <text:p>155</text:p>
          </table:table-cell>
          <table:table-cell table:formula="of:=IF([.A16]&lt;=4; 49; 49+([.A16]-4)*14)" office:value-type="float" office:value="203" calcext:value-type="float">
            <text:p>203</text:p>
          </table:table-cell>
          <table:table-cell table:formula="of:=IF([.A16]&lt;=4; 49; 49+([.A16]-4)*16)" office:value-type="float" office:value="225" calcext:value-type="float">
            <text:p>225</text:p>
          </table:table-cell>
          <table:table-cell table:formula="of:=IF([.A16]&lt;=4; 80; 80+([.A16]-4)*19.5)" office:value-type="float" office:value="294.5" calcext:value-type="float">
            <text:p>294.5</text:p>
          </table:table-cell>
          <table:table-cell table:formula="of:=IF([.A16]&lt;=8; 200; 200+([.A16]-8)*19.5)" office:value-type="float" office:value="336.5" calcext:value-type="float">
            <text:p>336.5</text:p>
          </table:table-cell>
          <table:table-cell table:formula="of:=SUM(25+([.A16]-1)*7+1*3*[.A16])" office:value-type="float" office:value="168" calcext:value-type="float">
            <text:p>168</text:p>
          </table:table-cell>
          <table:table-cell table:formula="of:=IF([.K16]&lt;=50; 50; [.K16])" office:value-type="float" office:value="168" calcext:value-type="float">
            <text:p>168</text:p>
          </table:table-cell>
          <table:table-cell table:formula="of:=SUM(40+([.A16]-1)*8+1*3*[.A16])" office:value-type="float" office:value="197" calcext:value-type="float">
            <text:p>197</text:p>
          </table:table-cell>
          <table:table-cell table:formula="of:=IF([.M16]&lt;=75; 75; [.M16])" office:value-type="float" office:value="197" calcext:value-type="float">
            <text:p>197</text:p>
          </table:table-cell>
          <table:table-cell table:formula="of:=SUM(100+[.A16]*17+6*[.A16])" office:value-type="float" office:value="445" calcext:value-type="float">
            <text:p>445</text:p>
          </table:table-cell>
          <table:table-cell table:formula="of:=IF([.O16]&lt;=150; 150; [.O16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1.9; 25; 25+([.A17]-1.9)*13)" office:value-type="float" office:value="208.3" calcext:value-type="float">
            <text:p>208.3</text:p>
          </table:table-cell>
          <table:table-cell table:formula="of:=IF([.A17]&lt;=4; 80; 80+([.A17]-4)*10) + IF([.A17]*3&lt;5; 0; (([.A17]*3)-5)*1)" office:value-type="float" office:value="243" calcext:value-type="float">
            <text:p>243</text:p>
          </table:table-cell>
          <table:table-cell table:formula="of:=IF([.A17]&lt;=4; 100; 100+([.A17]-4)*13) + IF([.A17]*3&lt;5; 0; (([.A17]*3)-5)*1)" office:value-type="float" office:value="299" calcext:value-type="float">
            <text:p>299</text:p>
          </table:table-cell>
          <table:table-cell table:formula="of:=IF([.A17]&lt;=5; 200; 200+([.A17]-5)*18) + ([.A17]*3*2)" office:value-type="float" office:value="494" calcext:value-type="float">
            <text:p>494</text:p>
          </table:table-cell>
          <table:table-cell table:formula="of:=IF([.A17]&lt;=2; 25; 25+([.A17]-2)*10)" office:value-type="float" office:value="165" calcext:value-type="float">
            <text:p>165</text:p>
          </table:table-cell>
          <table:table-cell table:formula="of:=IF([.A17]&lt;=4; 49; 49+([.A17]-4)*14)" office:value-type="float" office:value="217" calcext:value-type="float">
            <text:p>217</text:p>
          </table:table-cell>
          <table:table-cell table:formula="of:=IF([.A17]&lt;=4; 49; 49+([.A17]-4)*16)" office:value-type="float" office:value="241" calcext:value-type="float">
            <text:p>241</text:p>
          </table:table-cell>
          <table:table-cell table:formula="of:=IF([.A17]&lt;=4; 80; 80+([.A17]-4)*19.5)" office:value-type="float" office:value="314" calcext:value-type="float">
            <text:p>314</text:p>
          </table:table-cell>
          <table:table-cell table:formula="of:=IF([.A17]&lt;=8; 200; 200+([.A17]-8)*19.5)" office:value-type="float" office:value="356" calcext:value-type="float">
            <text:p>356</text:p>
          </table:table-cell>
          <table:table-cell table:formula="of:=SUM(25+([.A17]-1)*7+1*3*[.A17])" office:value-type="float" office:value="178" calcext:value-type="float">
            <text:p>178</text:p>
          </table:table-cell>
          <table:table-cell table:formula="of:=IF([.K17]&lt;=50; 50; [.K17])" office:value-type="float" office:value="178" calcext:value-type="float">
            <text:p>178</text:p>
          </table:table-cell>
          <table:table-cell table:formula="of:=SUM(40+([.A17]-1)*8+1*3*[.A17])" office:value-type="float" office:value="208" calcext:value-type="float">
            <text:p>208</text:p>
          </table:table-cell>
          <table:table-cell table:formula="of:=IF([.M17]&lt;=75; 75; [.M17])" office:value-type="float" office:value="208" calcext:value-type="float">
            <text:p>208</text:p>
          </table:table-cell>
          <table:table-cell table:formula="of:=SUM(100+[.A17]*17+6*[.A17])" office:value-type="float" office:value="468" calcext:value-type="float">
            <text:p>468</text:p>
          </table:table-cell>
          <table:table-cell table:formula="of:=IF([.O17]&lt;=150; 150; [.O17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1.9; 25; 25+([.A18]-1.9)*13)" office:value-type="float" office:value="221.3" calcext:value-type="float">
            <text:p>221.3</text:p>
          </table:table-cell>
          <table:table-cell table:formula="of:=IF([.A18]&lt;=4; 80; 80+([.A18]-4)*10) + IF([.A18]*3&lt;5; 0; (([.A18]*3)-5)*1)" office:value-type="float" office:value="256" calcext:value-type="float">
            <text:p>256</text:p>
          </table:table-cell>
          <table:table-cell table:formula="of:=IF([.A18]&lt;=4; 100; 100+([.A18]-4)*13) + IF([.A18]*3&lt;5; 0; (([.A18]*3)-5)*1)" office:value-type="float" office:value="315" calcext:value-type="float">
            <text:p>315</text:p>
          </table:table-cell>
          <table:table-cell table:formula="of:=IF([.A18]&lt;=5; 200; 200+([.A18]-5)*18) + ([.A18]*3*2)" office:value-type="float" office:value="518" calcext:value-type="float">
            <text:p>518</text:p>
          </table:table-cell>
          <table:table-cell table:formula="of:=IF([.A18]&lt;=2; 25; 25+([.A18]-2)*10)" office:value-type="float" office:value="175" calcext:value-type="float">
            <text:p>175</text:p>
          </table:table-cell>
          <table:table-cell table:formula="of:=IF([.A18]&lt;=4; 49; 49+([.A18]-4)*14)" office:value-type="float" office:value="231" calcext:value-type="float">
            <text:p>231</text:p>
          </table:table-cell>
          <table:table-cell table:formula="of:=IF([.A18]&lt;=4; 49; 49+([.A18]-4)*16)" office:value-type="float" office:value="257" calcext:value-type="float">
            <text:p>257</text:p>
          </table:table-cell>
          <table:table-cell table:formula="of:=IF([.A18]&lt;=4; 80; 80+([.A18]-4)*19.5)" office:value-type="float" office:value="333.5" calcext:value-type="float">
            <text:p>333.5</text:p>
          </table:table-cell>
          <table:table-cell table:formula="of:=IF([.A18]&lt;=8; 200; 200+([.A18]-8)*19.5)" office:value-type="float" office:value="375.5" calcext:value-type="float">
            <text:p>375.5</text:p>
          </table:table-cell>
          <table:table-cell table:formula="of:=SUM(25+([.A18]-1)*7+1*3*[.A18])" office:value-type="float" office:value="188" calcext:value-type="float">
            <text:p>188</text:p>
          </table:table-cell>
          <table:table-cell table:formula="of:=IF([.K18]&lt;=50; 50; [.K18])" office:value-type="float" office:value="188" calcext:value-type="float">
            <text:p>188</text:p>
          </table:table-cell>
          <table:table-cell table:formula="of:=SUM(40+([.A18]-1)*8+1*3*[.A18])" office:value-type="float" office:value="219" calcext:value-type="float">
            <text:p>219</text:p>
          </table:table-cell>
          <table:table-cell table:formula="of:=IF([.M18]&lt;=75; 75; [.M18])" office:value-type="float" office:value="219" calcext:value-type="float">
            <text:p>219</text:p>
          </table:table-cell>
          <table:table-cell table:formula="of:=SUM(100+[.A18]*17+6*[.A18])" office:value-type="float" office:value="491" calcext:value-type="float">
            <text:p>491</text:p>
          </table:table-cell>
          <table:table-cell table:formula="of:=IF([.O18]&lt;=150; 150; [.O18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1.9; 25; 25+([.A19]-1.9)*13)" office:value-type="float" office:value="234.3" calcext:value-type="float">
            <text:p>234.3</text:p>
          </table:table-cell>
          <table:table-cell table:formula="of:=IF([.A19]&lt;=4; 80; 80+([.A19]-4)*10) + IF([.A19]*3&lt;5; 0; (([.A19]*3)-5)*1)" office:value-type="float" office:value="269" calcext:value-type="float">
            <text:p>269</text:p>
          </table:table-cell>
          <table:table-cell table:formula="of:=IF([.A19]&lt;=4; 100; 100+([.A19]-4)*13) + IF([.A19]*3&lt;5; 0; (([.A19]*3)-5)*1)" office:value-type="float" office:value="331" calcext:value-type="float">
            <text:p>331</text:p>
          </table:table-cell>
          <table:table-cell table:formula="of:=IF([.A19]&lt;=5; 200; 200+([.A19]-5)*18) + ([.A19]*3*2)" office:value-type="float" office:value="542" calcext:value-type="float">
            <text:p>542</text:p>
          </table:table-cell>
          <table:table-cell table:formula="of:=IF([.A19]&lt;=2; 25; 25+([.A19]-2)*10)" office:value-type="float" office:value="185" calcext:value-type="float">
            <text:p>185</text:p>
          </table:table-cell>
          <table:table-cell table:formula="of:=IF([.A19]&lt;=4; 49; 49+([.A19]-4)*14)" office:value-type="float" office:value="245" calcext:value-type="float">
            <text:p>245</text:p>
          </table:table-cell>
          <table:table-cell table:formula="of:=IF([.A19]&lt;=4; 49; 49+([.A19]-4)*16)" office:value-type="float" office:value="273" calcext:value-type="float">
            <text:p>273</text:p>
          </table:table-cell>
          <table:table-cell table:formula="of:=IF([.A19]&lt;=4; 80; 80+([.A19]-4)*19.5)" office:value-type="float" office:value="353" calcext:value-type="float">
            <text:p>353</text:p>
          </table:table-cell>
          <table:table-cell table:formula="of:=IF([.A19]&lt;=8; 200; 200+([.A19]-8)*19.5)" office:value-type="float" office:value="395" calcext:value-type="float">
            <text:p>395</text:p>
          </table:table-cell>
          <table:table-cell table:formula="of:=SUM(25+([.A19]-1)*7+1*3*[.A19])" office:value-type="float" office:value="198" calcext:value-type="float">
            <text:p>198</text:p>
          </table:table-cell>
          <table:table-cell table:formula="of:=IF([.K19]&lt;=50; 50; [.K19])" office:value-type="float" office:value="198" calcext:value-type="float">
            <text:p>198</text:p>
          </table:table-cell>
          <table:table-cell table:formula="of:=SUM(40+([.A19]-1)*8+1*3*[.A19])" office:value-type="float" office:value="230" calcext:value-type="float">
            <text:p>230</text:p>
          </table:table-cell>
          <table:table-cell table:formula="of:=IF([.M19]&lt;=75; 75; [.M19])" office:value-type="float" office:value="230" calcext:value-type="float">
            <text:p>230</text:p>
          </table:table-cell>
          <table:table-cell table:formula="of:=SUM(100+[.A19]*17+6*[.A19])" office:value-type="float" office:value="514" calcext:value-type="float">
            <text:p>514</text:p>
          </table:table-cell>
          <table:table-cell table:formula="of:=IF([.O19]&lt;=150; 150; [.O19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1.9; 25; 25+([.A20]-1.9)*13)" office:value-type="float" office:value="247.3" calcext:value-type="float">
            <text:p>247.3</text:p>
          </table:table-cell>
          <table:table-cell table:formula="of:=IF([.A20]&lt;=4; 80; 80+([.A20]-4)*10) + IF([.A20]*3&lt;5; 0; (([.A20]*3)-5)*1)" office:value-type="float" office:value="282" calcext:value-type="float">
            <text:p>282</text:p>
          </table:table-cell>
          <table:table-cell table:formula="of:=IF([.A20]&lt;=4; 100; 100+([.A20]-4)*13) + IF([.A20]*3&lt;5; 0; (([.A20]*3)-5)*1)" office:value-type="float" office:value="347" calcext:value-type="float">
            <text:p>347</text:p>
          </table:table-cell>
          <table:table-cell table:formula="of:=IF([.A20]&lt;=5; 200; 200+([.A20]-5)*18) + ([.A20]*3*2)" office:value-type="float" office:value="566" calcext:value-type="float">
            <text:p>566</text:p>
          </table:table-cell>
          <table:table-cell table:formula="of:=IF([.A20]&lt;=2; 25; 25+([.A20]-2)*10)" office:value-type="float" office:value="195" calcext:value-type="float">
            <text:p>195</text:p>
          </table:table-cell>
          <table:table-cell table:formula="of:=IF([.A20]&lt;=4; 49; 49+([.A20]-4)*14)" office:value-type="float" office:value="259" calcext:value-type="float">
            <text:p>259</text:p>
          </table:table-cell>
          <table:table-cell table:formula="of:=IF([.A20]&lt;=4; 49; 49+([.A20]-4)*16)" office:value-type="float" office:value="289" calcext:value-type="float">
            <text:p>289</text:p>
          </table:table-cell>
          <table:table-cell table:formula="of:=IF([.A20]&lt;=4; 80; 80+([.A20]-4)*19.5)" office:value-type="float" office:value="372.5" calcext:value-type="float">
            <text:p>372.5</text:p>
          </table:table-cell>
          <table:table-cell table:formula="of:=IF([.A20]&lt;=8; 200; 200+([.A20]-8)*19.5)" office:value-type="float" office:value="414.5" calcext:value-type="float">
            <text:p>414.5</text:p>
          </table:table-cell>
          <table:table-cell table:formula="of:=SUM(25+([.A20]-1)*7+1*3*[.A20])" office:value-type="float" office:value="208" calcext:value-type="float">
            <text:p>208</text:p>
          </table:table-cell>
          <table:table-cell table:formula="of:=IF([.K20]&lt;=50; 50; [.K20])" office:value-type="float" office:value="208" calcext:value-type="float">
            <text:p>208</text:p>
          </table:table-cell>
          <table:table-cell table:formula="of:=SUM(40+([.A20]-1)*8+1*3*[.A20])" office:value-type="float" office:value="241" calcext:value-type="float">
            <text:p>241</text:p>
          </table:table-cell>
          <table:table-cell table:formula="of:=IF([.M20]&lt;=75; 75; [.M20])" office:value-type="float" office:value="241" calcext:value-type="float">
            <text:p>241</text:p>
          </table:table-cell>
          <table:table-cell table:formula="of:=SUM(100+[.A20]*17+6*[.A20])" office:value-type="float" office:value="537" calcext:value-type="float">
            <text:p>537</text:p>
          </table:table-cell>
          <table:table-cell table:formula="of:=IF([.O20]&lt;=150; 150; [.O20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1.9; 25; 25+([.A21]-1.9)*13)" office:value-type="float" office:value="260.3" calcext:value-type="float">
            <text:p>260.3</text:p>
          </table:table-cell>
          <table:table-cell table:formula="of:=IF([.A21]&lt;=4; 80; 80+([.A21]-4)*10) + IF([.A21]*3&lt;5; 0; (([.A21]*3)-5)*1)" office:value-type="float" office:value="295" calcext:value-type="float">
            <text:p>295</text:p>
          </table:table-cell>
          <table:table-cell table:formula="of:=IF([.A21]&lt;=4; 100; 100+([.A21]-4)*13) + IF([.A21]*3&lt;5; 0; (([.A21]*3)-5)*1)" office:value-type="float" office:value="363" calcext:value-type="float">
            <text:p>363</text:p>
          </table:table-cell>
          <table:table-cell table:formula="of:=IF([.A21]&lt;=5; 200; 200+([.A21]-5)*18) + ([.A21]*3*2)" office:value-type="float" office:value="590" calcext:value-type="float">
            <text:p>590</text:p>
          </table:table-cell>
          <table:table-cell table:formula="of:=IF([.A21]&lt;=2; 25; 25+([.A21]-2)*10)" office:value-type="float" office:value="205" calcext:value-type="float">
            <text:p>205</text:p>
          </table:table-cell>
          <table:table-cell table:formula="of:=IF([.A21]&lt;=4; 49; 49+([.A21]-4)*14)" office:value-type="float" office:value="273" calcext:value-type="float">
            <text:p>273</text:p>
          </table:table-cell>
          <table:table-cell table:formula="of:=IF([.A21]&lt;=4; 49; 49+([.A21]-4)*16)" office:value-type="float" office:value="305" calcext:value-type="float">
            <text:p>305</text:p>
          </table:table-cell>
          <table:table-cell table:formula="of:=IF([.A21]&lt;=4; 80; 80+([.A21]-4)*19.5)" office:value-type="float" office:value="392" calcext:value-type="float">
            <text:p>392</text:p>
          </table:table-cell>
          <table:table-cell table:formula="of:=IF([.A21]&lt;=8; 200; 200+([.A21]-8)*19.5)" office:value-type="float" office:value="434" calcext:value-type="float">
            <text:p>434</text:p>
          </table:table-cell>
          <table:table-cell table:formula="of:=SUM(25+([.A21]-1)*7+1*3*[.A21])" office:value-type="float" office:value="218" calcext:value-type="float">
            <text:p>218</text:p>
          </table:table-cell>
          <table:table-cell table:formula="of:=IF([.K21]&lt;=50; 50; [.K21])" office:value-type="float" office:value="218" calcext:value-type="float">
            <text:p>218</text:p>
          </table:table-cell>
          <table:table-cell table:formula="of:=SUM(40+([.A21]-1)*8+1*3*[.A21])" office:value-type="float" office:value="252" calcext:value-type="float">
            <text:p>252</text:p>
          </table:table-cell>
          <table:table-cell table:formula="of:=IF([.M21]&lt;=75; 75; [.M21])" office:value-type="float" office:value="252" calcext:value-type="float">
            <text:p>252</text:p>
          </table:table-cell>
          <table:table-cell table:formula="of:=SUM(100+[.A21]*17+6*[.A21])" office:value-type="float" office:value="560" calcext:value-type="float">
            <text:p>560</text:p>
          </table:table-cell>
          <table:table-cell table:formula="of:=IF([.O21]&lt;=150; 150; [.O21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1.9; 25; 25+([.A22]-1.9)*13)" office:value-type="float" office:value="273.3" calcext:value-type="float">
            <text:p>273.3</text:p>
          </table:table-cell>
          <table:table-cell table:formula="of:=IF([.A22]&lt;=4; 80; 80+([.A22]-4)*10) + IF([.A22]*3&lt;5; 0; (([.A22]*3)-5)*1)" office:value-type="float" office:value="308" calcext:value-type="float">
            <text:p>308</text:p>
          </table:table-cell>
          <table:table-cell table:formula="of:=IF([.A22]&lt;=4; 100; 100+([.A22]-4)*13) + IF([.A22]*3&lt;5; 0; (([.A22]*3)-5)*1)" office:value-type="float" office:value="379" calcext:value-type="float">
            <text:p>379</text:p>
          </table:table-cell>
          <table:table-cell table:formula="of:=IF([.A22]&lt;=5; 200; 200+([.A22]-5)*18) + ([.A22]*3*2)" office:value-type="float" office:value="614" calcext:value-type="float">
            <text:p>614</text:p>
          </table:table-cell>
          <table:table-cell table:formula="of:=IF([.A22]&lt;=2; 25; 25+([.A22]-2)*10)" office:value-type="float" office:value="215" calcext:value-type="float">
            <text:p>215</text:p>
          </table:table-cell>
          <table:table-cell table:formula="of:=IF([.A22]&lt;=4; 49; 49+([.A22]-4)*14)" office:value-type="float" office:value="287" calcext:value-type="float">
            <text:p>287</text:p>
          </table:table-cell>
          <table:table-cell table:formula="of:=IF([.A22]&lt;=4; 49; 49+([.A22]-4)*16)" office:value-type="float" office:value="321" calcext:value-type="float">
            <text:p>321</text:p>
          </table:table-cell>
          <table:table-cell table:formula="of:=IF([.A22]&lt;=4; 80; 80+([.A22]-4)*19.5)" office:value-type="float" office:value="411.5" calcext:value-type="float">
            <text:p>411.5</text:p>
          </table:table-cell>
          <table:table-cell table:formula="of:=IF([.A22]&lt;=8; 200; 200+([.A22]-8)*19.5)" office:value-type="float" office:value="453.5" calcext:value-type="float">
            <text:p>453.5</text:p>
          </table:table-cell>
          <table:table-cell table:formula="of:=SUM(25+([.A22]-1)*7+1*3*[.A22])" office:value-type="float" office:value="228" calcext:value-type="float">
            <text:p>228</text:p>
          </table:table-cell>
          <table:table-cell table:formula="of:=IF([.K22]&lt;=50; 50; [.K22])" office:value-type="float" office:value="228" calcext:value-type="float">
            <text:p>228</text:p>
          </table:table-cell>
          <table:table-cell table:formula="of:=SUM(40+([.A22]-1)*8+1*3*[.A22])" office:value-type="float" office:value="263" calcext:value-type="float">
            <text:p>263</text:p>
          </table:table-cell>
          <table:table-cell table:formula="of:=IF([.M22]&lt;=75; 75; [.M22])" office:value-type="float" office:value="263" calcext:value-type="float">
            <text:p>263</text:p>
          </table:table-cell>
          <table:table-cell table:formula="of:=SUM(100+[.A22]*17+6*[.A22])" office:value-type="float" office:value="583" calcext:value-type="float">
            <text:p>583</text:p>
          </table:table-cell>
          <table:table-cell table:formula="of:=IF([.O22]&lt;=150; 150; [.O22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1.9; 25; 25+([.A23]-1.9)*13)" office:value-type="float" office:value="286.3" calcext:value-type="float">
            <text:p>286.3</text:p>
          </table:table-cell>
          <table:table-cell table:formula="of:=IF([.A23]&lt;=4; 80; 80+([.A23]-4)*10) + IF([.A23]*3&lt;5; 0; (([.A23]*3)-5)*1)" office:value-type="float" office:value="321" calcext:value-type="float">
            <text:p>321</text:p>
          </table:table-cell>
          <table:table-cell table:formula="of:=IF([.A23]&lt;=4; 100; 100+([.A23]-4)*13) + IF([.A23]*3&lt;5; 0; (([.A23]*3)-5)*1)" office:value-type="float" office:value="395" calcext:value-type="float">
            <text:p>395</text:p>
          </table:table-cell>
          <table:table-cell table:formula="of:=IF([.A23]&lt;=5; 200; 200+([.A23]-5)*18) + ([.A23]*3*2)" office:value-type="float" office:value="638" calcext:value-type="float">
            <text:p>638</text:p>
          </table:table-cell>
          <table:table-cell table:formula="of:=IF([.A23]&lt;=2; 25; 25+([.A23]-2)*10)" office:value-type="float" office:value="225" calcext:value-type="float">
            <text:p>225</text:p>
          </table:table-cell>
          <table:table-cell table:formula="of:=IF([.A23]&lt;=4; 49; 49+([.A23]-4)*14)" office:value-type="float" office:value="301" calcext:value-type="float">
            <text:p>301</text:p>
          </table:table-cell>
          <table:table-cell table:formula="of:=IF([.A23]&lt;=4; 49; 49+([.A23]-4)*16)" office:value-type="float" office:value="337" calcext:value-type="float">
            <text:p>337</text:p>
          </table:table-cell>
          <table:table-cell table:formula="of:=IF([.A23]&lt;=4; 80; 80+([.A23]-4)*19.5)" office:value-type="float" office:value="431" calcext:value-type="float">
            <text:p>431</text:p>
          </table:table-cell>
          <table:table-cell table:formula="of:=IF([.A23]&lt;=8; 200; 200+([.A23]-8)*19.5)" office:value-type="float" office:value="473" calcext:value-type="float">
            <text:p>473</text:p>
          </table:table-cell>
          <table:table-cell table:formula="of:=SUM(25+([.A23]-1)*7+1*3*[.A23])" office:value-type="float" office:value="238" calcext:value-type="float">
            <text:p>238</text:p>
          </table:table-cell>
          <table:table-cell table:formula="of:=IF([.K23]&lt;=50; 50; [.K23])" office:value-type="float" office:value="238" calcext:value-type="float">
            <text:p>238</text:p>
          </table:table-cell>
          <table:table-cell table:formula="of:=SUM(40+([.A23]-1)*8+1*3*[.A23])" office:value-type="float" office:value="274" calcext:value-type="float">
            <text:p>274</text:p>
          </table:table-cell>
          <table:table-cell table:formula="of:=IF([.M23]&lt;=75; 75; [.M23])" office:value-type="float" office:value="274" calcext:value-type="float">
            <text:p>274</text:p>
          </table:table-cell>
          <table:table-cell table:formula="of:=SUM(100+[.A23]*17+6*[.A23])" office:value-type="float" office:value="606" calcext:value-type="float">
            <text:p>606</text:p>
          </table:table-cell>
          <table:table-cell table:formula="of:=IF([.O23]&lt;=150; 150; [.O23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1.9; 25; 25+([.A24]-1.9)*13)" office:value-type="float" office:value="299.3" calcext:value-type="float">
            <text:p>299.3</text:p>
          </table:table-cell>
          <table:table-cell table:formula="of:=IF([.A24]&lt;=4; 80; 80+([.A24]-4)*10) + IF([.A24]*3&lt;5; 0; (([.A24]*3)-5)*1)" office:value-type="float" office:value="334" calcext:value-type="float">
            <text:p>334</text:p>
          </table:table-cell>
          <table:table-cell table:formula="of:=IF([.A24]&lt;=4; 100; 100+([.A24]-4)*13) + IF([.A24]*3&lt;5; 0; (([.A24]*3)-5)*1)" office:value-type="float" office:value="411" calcext:value-type="float">
            <text:p>411</text:p>
          </table:table-cell>
          <table:table-cell table:formula="of:=IF([.A24]&lt;=5; 200; 200+([.A24]-5)*18) + ([.A24]*3*2)" office:value-type="float" office:value="662" calcext:value-type="float">
            <text:p>662</text:p>
          </table:table-cell>
          <table:table-cell table:formula="of:=IF([.A24]&lt;=2; 25; 25+([.A24]-2)*10)" office:value-type="float" office:value="235" calcext:value-type="float">
            <text:p>235</text:p>
          </table:table-cell>
          <table:table-cell table:formula="of:=IF([.A24]&lt;=4; 49; 49+([.A24]-4)*14)" office:value-type="float" office:value="315" calcext:value-type="float">
            <text:p>315</text:p>
          </table:table-cell>
          <table:table-cell table:formula="of:=IF([.A24]&lt;=4; 49; 49+([.A24]-4)*16)" office:value-type="float" office:value="353" calcext:value-type="float">
            <text:p>353</text:p>
          </table:table-cell>
          <table:table-cell table:formula="of:=IF([.A24]&lt;=4; 80; 80+([.A24]-4)*19.5)" office:value-type="float" office:value="450.5" calcext:value-type="float">
            <text:p>450.5</text:p>
          </table:table-cell>
          <table:table-cell table:formula="of:=IF([.A24]&lt;=8; 200; 200+([.A24]-8)*19.5)" office:value-type="float" office:value="492.5" calcext:value-type="float">
            <text:p>492.5</text:p>
          </table:table-cell>
          <table:table-cell table:formula="of:=SUM(25+([.A24]-1)*7+1*3*[.A24])" office:value-type="float" office:value="248" calcext:value-type="float">
            <text:p>248</text:p>
          </table:table-cell>
          <table:table-cell table:formula="of:=IF([.K24]&lt;=50; 50; [.K24])" office:value-type="float" office:value="248" calcext:value-type="float">
            <text:p>248</text:p>
          </table:table-cell>
          <table:table-cell table:formula="of:=SUM(40+([.A24]-1)*8+1*3*[.A24])" office:value-type="float" office:value="285" calcext:value-type="float">
            <text:p>285</text:p>
          </table:table-cell>
          <table:table-cell table:formula="of:=IF([.M24]&lt;=75; 75; [.M24])" office:value-type="float" office:value="285" calcext:value-type="float">
            <text:p>285</text:p>
          </table:table-cell>
          <table:table-cell table:formula="of:=SUM(100+[.A24]*17+6*[.A24])" office:value-type="float" office:value="629" calcext:value-type="float">
            <text:p>629</text:p>
          </table:table-cell>
          <table:table-cell table:formula="of:=IF([.O24]&lt;=150; 150; [.O24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1.9; 25; 25+([.A25]-1.9)*13)" office:value-type="float" office:value="312.3" calcext:value-type="float">
            <text:p>312.3</text:p>
          </table:table-cell>
          <table:table-cell table:formula="of:=IF([.A25]&lt;=4; 80; 80+([.A25]-4)*10) + IF([.A25]*3&lt;5; 0; (([.A25]*3)-5)*1)" office:value-type="float" office:value="347" calcext:value-type="float">
            <text:p>347</text:p>
          </table:table-cell>
          <table:table-cell table:formula="of:=IF([.A25]&lt;=4; 100; 100+([.A25]-4)*13) + IF([.A25]*3&lt;5; 0; (([.A25]*3)-5)*1)" office:value-type="float" office:value="427" calcext:value-type="float">
            <text:p>427</text:p>
          </table:table-cell>
          <table:table-cell table:formula="of:=IF([.A25]&lt;=5; 200; 200+([.A25]-5)*18) + ([.A25]*3*2)" office:value-type="float" office:value="686" calcext:value-type="float">
            <text:p>686</text:p>
          </table:table-cell>
          <table:table-cell table:formula="of:=IF([.A25]&lt;=2; 25; 25+([.A25]-2)*10)" office:value-type="float" office:value="245" calcext:value-type="float">
            <text:p>245</text:p>
          </table:table-cell>
          <table:table-cell table:formula="of:=IF([.A25]&lt;=4; 49; 49+([.A25]-4)*14)" office:value-type="float" office:value="329" calcext:value-type="float">
            <text:p>329</text:p>
          </table:table-cell>
          <table:table-cell table:formula="of:=IF([.A25]&lt;=4; 49; 49+([.A25]-4)*16)" office:value-type="float" office:value="369" calcext:value-type="float">
            <text:p>369</text:p>
          </table:table-cell>
          <table:table-cell table:formula="of:=IF([.A25]&lt;=4; 80; 80+([.A25]-4)*19.5)" office:value-type="float" office:value="470" calcext:value-type="float">
            <text:p>470</text:p>
          </table:table-cell>
          <table:table-cell table:formula="of:=IF([.A25]&lt;=8; 200; 200+([.A25]-8)*19.5)" office:value-type="float" office:value="512" calcext:value-type="float">
            <text:p>512</text:p>
          </table:table-cell>
          <table:table-cell table:formula="of:=SUM(25+([.A25]-1)*7+1*3*[.A25])" office:value-type="float" office:value="258" calcext:value-type="float">
            <text:p>258</text:p>
          </table:table-cell>
          <table:table-cell table:formula="of:=IF([.K25]&lt;=50; 50; [.K25])" office:value-type="float" office:value="258" calcext:value-type="float">
            <text:p>258</text:p>
          </table:table-cell>
          <table:table-cell table:formula="of:=SUM(40+([.A25]-1)*8+1*3*[.A25])" office:value-type="float" office:value="296" calcext:value-type="float">
            <text:p>296</text:p>
          </table:table-cell>
          <table:table-cell table:formula="of:=IF([.M25]&lt;=75; 75; [.M25])" office:value-type="float" office:value="296" calcext:value-type="float">
            <text:p>296</text:p>
          </table:table-cell>
          <table:table-cell table:formula="of:=SUM(100+[.A25]*17+6*[.A25])" office:value-type="float" office:value="652" calcext:value-type="float">
            <text:p>652</text:p>
          </table:table-cell>
          <table:table-cell table:formula="of:=IF([.O25]&lt;=150; 150; [.O25])" office:value-type="float" office:value="652" calcext:value-type="float">
            <text:p>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4:05:11.619623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05-29T14:09:39.752891338</dc:date>
    <meta:editing-duration>PT4H34M2S</meta:editing-duration>
    <meta:editing-cycles>6</meta:editing-cycles>
    <meta:generator>LibreOffice/4.2.8.2$Linux_X86_64 LibreOffice_project/420m0$Build-2</meta:generator>
    <meta:document-statistic meta:table-count="1" meta:cell-count="399" meta:object-count="0"/>
  </office:meta>
</office:document-meta>
</file>